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3344" officeooo:paragraph-rsid="001f3344"/>
    </style:style>
    <style:style style:name="P2" style:family="paragraph" style:parent-style-name="Standard">
      <style:text-properties officeooo:rsid="001f3344" officeooo:paragraph-rsid="0020e3e6"/>
    </style:style>
    <style:style style:name="P3" style:family="paragraph" style:parent-style-name="Standard">
      <style:text-properties officeooo:rsid="0020e3e6" officeooo:paragraph-rsid="0020e3e6"/>
    </style:style>
    <style:style style:name="P4" style:family="paragraph" style:parent-style-name="Standard">
      <style:text-properties officeooo:rsid="00217a77" officeooo:paragraph-rsid="00217a77"/>
    </style:style>
    <style:style style:name="P5" style:family="paragraph" style:parent-style-name="Standard">
      <style:text-properties officeooo:rsid="00217a77" officeooo:paragraph-rsid="0023489d"/>
    </style:style>
    <style:style style:name="P6" style:family="paragraph" style:parent-style-name="Standard">
      <style:text-properties fo:font-weight="bold" officeooo:rsid="001f3344" officeooo:paragraph-rsid="001f3344" style:font-weight-asian="bold" style:font-weight-complex="bold"/>
    </style:style>
    <style:style style:name="P7" style:family="paragraph" style:parent-style-name="Standard">
      <style:text-properties officeooo:rsid="0023489d" officeooo:paragraph-rsid="002348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e3e6"/>
    </style:style>
    <style:style style:name="T3" style:family="text">
      <style:text-properties officeooo:rsid="00217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CIÓN DEL FUNCIONAMIENTO DE LA ALARMA.</text:p>
      <text:p text:style-name="P1"/>
      <text:p text:style-name="Standard">El programa de control es <text:span text:style-name="T1">alarm.ino</text:span></text:p>
      <text:p text:style-name="P1"/>
      <text:p text:style-name="P1">La alarma cuando se enchufa está desarmada y el led rojo está encendido.</text:p>
      <text:p text:style-name="P1">Se utiliza un botón para hacer el armado. Tras pulsarlo, se cuentan 10 segundos y se produce el armado → se apaga el led rojo y se enciende el verde.</text:p>
      <text:p text:style-name="P1">Una vez armada la alarma, el PIR hace de disparador. Cuando detecta movimiento, el PIR da una señal de entrada y el Arduino da la salida que satura el transistor de salida para poner tensión en el emisor.</text:p>
      <text:p text:style-name="P1">La alarma se desarma con el mismo botón de armado (hay una parada de dos segundo cuando se pulsa)</text:p>
      <text:p text:style-name="P1"/>
      <text:p text:style-name="P3">Se usa un circuito de 5V para alimentar la electrónica de control y un circuito de 3,3V para alimentar la alarma.</text:p>
      <text:p text:style-name="P1"/>
      <text:p text:style-name="P1">Los circuitos de los transistores son así:</text:p>
      <text:p text:style-name="P1"/>
      <text:p text:style-name="P6">Entrada, <text:span text:style-name="T3">estabiliza a señal de entrada</text:span>:</text:p>
      <text:p text:style-name="P4">El circuito se utiliza porque así asegura los 5V / 0V en los estados de botón sin apretar/apretado. Sin esto la entrada produce falsas pulsaciones de botón.</text:p>
      <text:p text:style-name="P4">Con el botón sin apretar la entrada es de 5V y con el botón apretado es de 0V.</text:p>
      <text:p text:style-name="P2">EL BJT es de tipo PN2222 </text:p>
      <text:p text:style-name="P2">La entrada <text:span text:style-name="T2">a la base se hace con una RB = 5k1 Ohm.</text:span></text:p>
      <text:p text:style-name="P5">La salida tiene una RE = 1k Ohm.</text:p>
      <text:p text:style-name="P5">La RE sirve para controlar la IC (intensidad de colector) y evita quemar el transistor cuando está en saturación.</text:p>
      <text:p text:style-name="P7">El emisor va directamenta a 0V.</text:p>
      <text:p text:style-name="P7">Cuando está el BJT en corte el colector está a 5V (es la entrada al arduino), cuando satutamos mediante el botón, el colector está a 0V y da la señal de armado al Arduino. </text:p>
      <text:p text:style-name="P1"/>
      <text:p text:style-name="P6">Salida, <text:span text:style-name="T2">aisla el circuito de 3,3 V del <text:s/>circuito de 5V</text:span>:</text:p>
      <text:p text:style-name="P1">El BJT es de tipo S8050 <text:span text:style-name="T3">(permite más intensidad que el PN2222)</text:span></text:p>
      <text:p text:style-name="P2">La entrada <text:span text:style-name="T2">a la base se hace con una RB = 5k1 Ohm.</text:span></text:p>
      <text:p text:style-name="P4">La salida tiene una RE = 1k Ohm.</text:p>
      <text:p text:style-name="P4">La RE sirve para controlar la IC (intensidad de colector) y evita quemar el transistor cuando está en saturación.</text:p>
      <text:p text:style-name="P4">Cuando se satura el transistor, el emisor se cortocircuita con el colector y recibe los 3,3V de alimentación que se pasan a la alarma. </text:p>
      <text:p text:style-name="P4">En corte, el emisor está a 0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1:27:57.509200407</meta:creation-date>
    <meta:generator>LibreOffice/6.0.7.3$Linux_X86_64 LibreOffice_project/00m0$Build-3</meta:generator>
    <dc:date>2020-01-26T12:01:26.878763124</dc:date>
    <meta:editing-duration>PT2M20S</meta:editing-duration>
    <meta:editing-cycles>1</meta:editing-cycles>
    <meta:document-statistic meta:table-count="0" meta:image-count="0" meta:object-count="0" meta:page-count="1" meta:paragraph-count="24" meta:word-count="371" meta:character-count="1928" meta:non-whitespace-character-count="1577"/>
  </office:meta>
</office:document-meta>
</file>